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corps" svg:font-family="'Calibri corps'"/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0a9ab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jourd’hui je vais vous parler de la fabrication du plastique </text:p>
      <text:p text:style-name="Standard">Mais déjà d’où viens ce plastique ?</text:p>
      <text:p text:style-name="Standard">Comment arrive-t-on a avoir des bouteilles, des jouets, tout ce qui est constitué de plastique ?</text:p>
      <text:p text:style-name="Standard">Tout d’abord il faut partir de la source qui est le pétrole</text:p>
      <text:p text:style-name="Standard">Mais qu'es ce que c'est ?</text:p>
      <text:p text:style-name="Standard">Le pétrole est une roche liquide qui est d'origine naturelle, une huile minérale composé d'une multitude de composé organique, mais cette ressource est limité</text:p>
      <text:p text:style-name="Standard"/>
      <text:p text:style-name="Standard">Mais bien-sûr on ne fais pas le plastique directement a partir du pétrole brut </text:p>
      <text:p text:style-name="Standard">Le pétrole brut va directement à la raffinerie (ça ressemblera à ça oui c'est pas très beau à voir) </text:p>
      <text:p text:style-name="Standard">Une raffinerie est une usine qui effectue la transformation du pétrole brut en plastique</text:p>
      <text:p text:style-name="Standard">Cette transformation ce fait en plusieurs étapes</text:p>
      <text:p text:style-name="Standard">Il faut d’abord distillé le pétrole et, le faire chauffer</text:p>
      <text:p text:style-name="Standard">Cette transformation s’appelle la distillation fractionnée</text:p>
      <text:p text:style-name="Standard"/>
      <text:p text:style-name="Standard">Ensuite les hydrocarbures sont envoyés dans un grand tube a différent niveaux, on récupère la matière dans le tube qui permet de faire le plastique c’est le naphta </text:p>
      <text:p text:style-name="Standard">Le Naphta est ensuite envoyé pour faire un vapocraquage, on envoie le naphta dans un four avec de la vapeur d’eau et on casse les hydrocarbures pour former des monomère </text:p>
      <text:p text:style-name="Standard">Et enfin pour obtenir les plastique que l’on connais on pratique la réaction de polymérisation</text:p>
      <text:p text:style-name="Standard">Et voila maintenant vous savez en grande partie comment le plastique est fabriqué. Si cela t’a plus n’hésite pas a ajouter des informations supplémentaires en commentaire et lâcher un petit pôce bleu. </text:p>
      <text:p text:style-name="Standard"/>
      <text:p text:style-name="Standard"><text:span text:style-name="T1">Today i will be talking about the making of plastic, but first, where does it comes from ?</text:span></text:p>
      <text:p text:style-name="Standard"><text:span text:style-name="T1">How do we get bottles, toys and everything that is made out of pastic ?</text:span></text:p>
      <text:p text:style-name="Standard"><text:span text:style-name="T1">Everything start from fuel…</text:span></text:p>
      <text:p text:style-name="Standard"><text:span text:style-name="T1">But what is it ? <text:s text:c="4"/>- <text:tab/>Fuel is a fossil energy with natural origins, it’s a liquid composed by a lot of organic tissues that rotten trought years to get like this today, this is a very limited ressource.</text:span></text:p>
      <text:p text:style-name="Standard"><text:span text:style-name="T1">But of course the plastic doesn’t come from raw fuel, it goes to a raffinery (yes it looks like this, it’s <text:s/></text:span><text:bookmark text:name="_GoBack"/><text:span text:style-name="T1">not pretty)</text:span></text:p>
      <text:p text:style-name="Standard"><text:span text:style-name="T1">A raffinery is a factory that turns fuel into the a fuel that is ready to become plastic</text:span></text:p>
      <text:p text:style-name="Standard"><text:span text:style-name="T1">This transformation comes in differents steps</text:span></text:p>
      <text:p text:style-name="Standard"><text:span text:style-name="T1">The fuel is distilled in a first place, it’s called fractionned distillation</text:span></text:p>
      <text:p text:style-name="Standard"><text:soft-page-break/><text:span text:style-name="T1">Then the hydrocarbon are sent in a giant tube with differents levels, we then collect the material called Naphta that is used to create the plastic that we know.</text:span></text:p>
      <text:p text:style-name="Standard"><text:span text:style-name="T1">After that, the Naphta is sent to a furnace with some water vapour so that we destroy the hydrocarbon in order to create monomers.</text:span></text:p>
      <text:p text:style-name="Standard"><text:span text:style-name="T1">And finally we use a polimerization reaction to have the plastic that wwe know.</text:span></text:p>
      <text:p text:style-name="Standard"><text:span text:style-name="T1">Now you know the mains steps of the plastic production, if you liked this video, you can leave comment, hit the like button, see you lat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corps" svg:font-family="'Calibri corps'"/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20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20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MOUROUX</meta:initial-creator>
    <meta:editing-cycles>23</meta:editing-cycles>
    <meta:creation-date>2018-12-04T08:48:00</meta:creation-date>
    <dc:date>2018-12-12T14:26:13.054000000</dc:date>
    <meta:editing-duration>PT1H18M25S</meta:editing-duration>
    <meta:generator>LibreOffice/6.1.3.2$Windows_X86_64 LibreOffice_project/86daf60bf00efa86ad547e59e09d6bb77c699acb</meta:generator>
    <meta:document-statistic meta:table-count="0" meta:image-count="0" meta:object-count="0" meta:page-count="2" meta:paragraph-count="28" meta:word-count="478" meta:character-count="2723" meta:non-whitespace-character-count="22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